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075in"/>
    </style:style>
    <style:style style:name="co2" style:family="table-column">
      <style:table-column-properties fo:break-before="auto" style:column-width="1.5618in"/>
    </style:style>
    <style:style style:name="co3" style:family="table-column">
      <style:table-column-properties fo:break-before="auto" style:column-width="3.6925in"/>
    </style:style>
    <style:style style:name="co4" style:family="table-column">
      <style:table-column-properties fo:break-before="auto" style:column-width="1.0701in"/>
    </style:style>
    <style:style style:name="co5" style:family="table-column">
      <style:table-column-properties fo:break-before="auto" style:column-width="1.9118in"/>
    </style:style>
    <style:style style:name="co6" style:family="table-column">
      <style:table-column-properties fo:break-before="auto" style:column-width="1.4091in"/>
    </style:style>
    <style:style style:name="co7" style:family="table-column">
      <style:table-column-properties fo:break-before="auto" style:column-width="1.4744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9063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ro5" style:family="table-row">
      <style:table-row-properties style:row-height="0.9118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padding="0.0417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padding="0.0417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number-columns-repeated="247" table:default-cell-style-name="ce2"/>
        <table:table-row table:style-name="ro1">
          <table:table-cell table:style-name="ce1" office:value-type="string">
            <text:p>Menu audio script</text:p>
          </table:table-cell>
          <table:table-cell table:style-name="ce1" table:number-columns-repeated="255"/>
        </table:table-row>
        <table:table-row table:style-name="ro2">
          <table:table-cell table:style-name="ce1" table:number-columns-repeated="256"/>
        </table:table-row>
        <table:table-row table:style-name="ro1">
          <table:table-cell table:style-name="ce1" office:value-type="string">
            <text:p>Scene/situation</text:p>
          </table:table-cell>
          <table:table-cell table:style-name="ce1" office:value-type="string">
            <text:p>Speaker</text:p>
          </table:table-cell>
          <table:table-cell table:style-name="ce1" office:value-type="string">
            <text:p>Dialog line</text:p>
          </table:table-cell>
          <table:table-cell table:style-name="ce1" office:value-type="string">
            <text:p>Line number</text:p>
          </table:table-cell>
          <table:table-cell table:style-name="ce1" office:value-type="string">
            <text:p>intonation</text:p>
          </table:table-cell>
          <table:table-cell table:style-name="ce1" office:value-type="string">
            <text:p>Comments</text:p>
          </table:table-cell>
          <table:table-cell table:style-name="ce1" office:value-type="string">
            <text:p>File name</text:p>
          </table:table-cell>
          <table:table-cell table:style-name="ce1"/>
          <table:table-cell table:style-name="ce1" office:value-type="string">
            <text:p>recorded?</text:p>
          </table:table-cell>
          <table:table-cell table:style-name="ce1" table:number-columns-repeated="247"/>
        </table:table-row>
        <table:table-row table:style-name="ro1">
          <table:table-cell office:value-type="string">
            <text:p>menu/meta</text:p>
          </table:table-cell>
          <table:table-cell office:value-type="string">
            <text:p>menu narrator</text:p>
          </table:table-cell>
          <table:table-cell office:value-type="string">
            <text:p>done</text:p>
          </table:table-cell>
          <table:table-cell office:value-type="string">
            <text:p>m_00_01</text:p>
          </table:table-cell>
          <table:table-cell office:value-type="string">
            <text:p>bright, even, clear</text:p>
          </table:table-cell>
          <table:table-cell/>
          <table:table-cell office:value-type="string">
            <text:p>menu_00_01.ogg</text:p>
          </table:table-cell>
          <table:table-cell/>
          <table:table-cell office:value-type="string">
            <text:p>12 mar</text:p>
          </table:table-cell>
          <table:table-cell table:number-columns-repeated="247"/>
        </table:table-row>
        <table:table-row table:style-name="ro1">
          <table:table-cell office:value-type="string">
            <text:p>menu/meta</text:p>
          </table:table-cell>
          <table:table-cell office:value-type="string">
            <text:p>menu narrator</text:p>
          </table:table-cell>
          <table:table-cell office:value-type="string">
            <text:p>Log in to access your songs and high scores.</text:p>
          </table:table-cell>
          <table:table-cell office:value-type="string">
            <text:p>m_00_02</text:p>
          </table:table-cell>
          <table:table-cell table:number-columns-repeated="2"/>
          <table:table-cell office:value-type="string">
            <text:p>menu_00_02.ogg</text:p>
          </table:table-cell>
          <table:table-cell/>
          <table:table-cell office:value-type="string">
            <text:p>12 mar</text:p>
          </table:table-cell>
          <table:table-cell table:number-columns-repeated="247"/>
        </table:table-row>
        <table:table-row table:style-name="ro1">
          <table:table-cell office:value-type="string">
            <text:p>menu/meta</text:p>
          </table:table-cell>
          <table:table-cell office:value-type="string">
            <text:p>menu narrator</text:p>
          </table:table-cell>
          <table:table-cell office:value-type="string">
            <text:p>You are logged in.</text:p>
          </table:table-cell>
          <table:table-cell office:value-type="string">
            <text:p>m_00_03</text:p>
          </table:table-cell>
          <table:table-cell table:number-columns-repeated="2"/>
          <table:table-cell office:value-type="string">
            <text:p>menu_00_03.ogg</text:p>
          </table:table-cell>
          <table:table-cell/>
          <table:table-cell office:value-type="string">
            <text:p>12 mar</text:p>
          </table:table-cell>
          <table:table-cell table:number-columns-repeated="247"/>
        </table:table-row>
        <table:table-row table:style-name="ro1">
          <table:table-cell office:value-type="string">
            <text:p>menu/meta</text:p>
          </table:table-cell>
          <table:table-cell office:value-type="string">
            <text:p>menu narrator</text:p>
          </table:table-cell>
          <table:table-cell office:value-type="string">
            <text:p>Current settings: </text:p>
          </table:table-cell>
          <table:table-cell office:value-type="string">
            <text:p>m_00_04</text:p>
          </table:table-cell>
          <table:table-cell table:number-columns-repeated="2"/>
          <table:table-cell office:value-type="string">
            <text:p>menu_00_04.ogg</text:p>
          </table:table-cell>
          <table:table-cell/>
          <table:table-cell office:value-type="string">
            <text:p>15 mar</text:p>
          </table:table-cell>
          <table:table-cell table:number-columns-repeated="247"/>
        </table:table-row>
        <table:table-row table:style-name="ro1">
          <table:table-cell office:value-type="string">
            <text:p>menu/meta</text:p>
          </table:table-cell>
          <table:table-cell office:value-type="string">
            <text:p>menu narrator</text:p>
          </table:table-cell>
          <table:table-cell office:value-type="string">
            <text:p>single player</text:p>
          </table:table-cell>
          <table:table-cell office:value-type="string">
            <text:p>m_00_05</text:p>
          </table:table-cell>
          <table:table-cell table:number-columns-repeated="2"/>
          <table:table-cell office:value-type="string">
            <text:p>menu_00_05.ogg</text:p>
          </table:table-cell>
          <table:table-cell/>
          <table:table-cell office:value-type="string">
            <text:p>15 mar</text:p>
          </table:table-cell>
          <table:table-cell table:number-columns-repeated="247"/>
        </table:table-row>
        <table:table-row table:style-name="ro1">
          <table:table-cell office:value-type="string">
            <text:p>menu/meta</text:p>
          </table:table-cell>
          <table:table-cell office:value-type="string">
            <text:p>menu narrator</text:p>
          </table:table-cell>
          <table:table-cell office:value-type="string">
            <text:p>multiplayer</text:p>
          </table:table-cell>
          <table:table-cell office:value-type="string">
            <text:p>m_00_06</text:p>
          </table:table-cell>
          <table:table-cell table:number-columns-repeated="2"/>
          <table:table-cell office:value-type="string">
            <text:p>menu_00_06.ogg</text:p>
          </table:table-cell>
          <table:table-cell/>
          <table:table-cell office:value-type="string">
            <text:p>15 mar</text:p>
          </table:table-cell>
          <table:table-cell table:number-columns-repeated="247"/>
        </table:table-row>
        <table:table-row table:style-name="ro1">
          <table:table-cell office:value-type="string">
            <text:p>menu/meta</text:p>
          </table:table-cell>
          <table:table-cell office:value-type="string">
            <text:p>menu narrator</text:p>
          </table:table-cell>
          <table:table-cell office:value-type="string">
            <text:p>freeplay</text:p>
          </table:table-cell>
          <table:table-cell office:value-type="string">
            <text:p>m_00_07</text:p>
          </table:table-cell>
          <table:table-cell table:number-columns-repeated="2"/>
          <table:table-cell office:value-type="string">
            <text:p>menu_00_07.ogg</text:p>
          </table:table-cell>
          <table:table-cell/>
          <table:table-cell office:value-type="string">
            <text:p>15 mar</text:p>
          </table:table-cell>
          <table:table-cell table:number-columns-repeated="247"/>
        </table:table-row>
        <table:table-row table:style-name="ro1">
          <table:table-cell office:value-type="string">
            <text:p>menu/meta</text:p>
          </table:table-cell>
          <table:table-cell office:value-type="string">
            <text:p>menu narrator</text:p>
          </table:table-cell>
          <table:table-cell office:value-type="string">
            <text:p>challenge mode</text:p>
          </table:table-cell>
          <table:table-cell office:value-type="string">
            <text:p>m_00_08</text:p>
          </table:table-cell>
          <table:table-cell table:number-columns-repeated="2"/>
          <table:table-cell office:value-type="string">
            <text:p>menu_00_08.ogg</text:p>
          </table:table-cell>
          <table:table-cell/>
          <table:table-cell office:value-type="string">
            <text:p>15 mar</text:p>
          </table:table-cell>
          <table:table-cell table:number-columns-repeated="247"/>
        </table:table-row>
        <table:table-row table:style-name="ro1">
          <table:table-cell office:value-type="string">
            <text:p>menu/meta</text:p>
          </table:table-cell>
          <table:table-cell office:value-type="string">
            <text:p>menu narrator</text:p>
          </table:table-cell>
          <table:table-cell office:value-type="string">
            <text:p>set difficulty</text:p>
          </table:table-cell>
          <table:table-cell office:value-type="string">
            <text:p>m_00_09</text:p>
          </table:table-cell>
          <table:table-cell table:number-columns-repeated="2"/>
          <table:table-cell office:value-type="string">
            <text:p>menu_00_09.ogg</text:p>
          </table:table-cell>
          <table:table-cell/>
          <table:table-cell office:value-type="string">
            <text:p>15 mar</text:p>
          </table:table-cell>
          <table:table-cell table:number-columns-repeated="247"/>
        </table:table-row>
        <table:table-row table:style-name="ro1">
          <table:table-cell office:value-type="string">
            <text:p>menu/meta</text:p>
          </table:table-cell>
          <table:table-cell office:value-type="string">
            <text:p>menu narrator</text:p>
          </table:table-cell>
          <table:table-cell office:value-type="string">
            <text:p>not so tough</text:p>
          </table:table-cell>
          <table:table-cell office:value-type="string">
            <text:p>m_00_10</text:p>
          </table:table-cell>
          <table:table-cell table:number-columns-repeated="2"/>
          <table:table-cell office:value-type="string">
            <text:p>menu_00_10.ogg</text:p>
          </table:table-cell>
          <table:table-cell/>
          <table:table-cell office:value-type="string">
            <text:p>15 mar</text:p>
          </table:table-cell>
          <table:table-cell table:number-columns-repeated="247"/>
        </table:table-row>
        <table:table-row table:style-name="ro1">
          <table:table-cell office:value-type="string">
            <text:p>menu/meta</text:p>
          </table:table-cell>
          <table:table-cell office:value-type="string">
            <text:p>menu narrator</text:p>
          </table:table-cell>
          <table:table-cell office:value-type="string">
            <text:p>tough</text:p>
          </table:table-cell>
          <table:table-cell office:value-type="string">
            <text:p>m_00_11</text:p>
          </table:table-cell>
          <table:table-cell table:number-columns-repeated="2"/>
          <table:table-cell office:value-type="string">
            <text:p>menu_00_11.ogg</text:p>
          </table:table-cell>
          <table:table-cell/>
          <table:table-cell office:value-type="string">
            <text:p>15 mar</text:p>
          </table:table-cell>
          <table:table-cell table:number-columns-repeated="247"/>
        </table:table-row>
        <table:table-row table:style-name="ro1">
          <table:table-cell office:value-type="string">
            <text:p>menu/meta</text:p>
          </table:table-cell>
          <table:table-cell office:value-type="string">
            <text:p>menu narrator</text:p>
          </table:table-cell>
          <table:table-cell office:value-type="string">
            <text:p>wicked cruel</text:p>
          </table:table-cell>
          <table:table-cell office:value-type="string">
            <text:p>m_00_12</text:p>
          </table:table-cell>
          <table:table-cell office:value-type="string">
            <text:p>wicked cruel</text:p>
          </table:table-cell>
          <table:table-cell/>
          <table:table-cell office:value-type="string">
            <text:p>menu_00_12.ogg</text:p>
          </table:table-cell>
          <table:table-cell/>
          <table:table-cell office:value-type="string">
            <text:p>15 mar</text:p>
          </table:table-cell>
          <table:table-cell table:number-columns-repeated="247"/>
        </table:table-row>
        <table:table-row table:style-name="ro1">
          <table:table-cell office:value-type="string">
            <text:p>menu/meta</text:p>
          </table:table-cell>
          <table:table-cell office:value-type="string">
            <text:p>menu narrator</text:p>
          </table:table-cell>
          <table:table-cell office:value-type="string">
            <text:p>set mode</text:p>
          </table:table-cell>
          <table:table-cell office:value-type="string">
            <text:p>m_00_13</text:p>
          </table:table-cell>
          <table:table-cell table:number-columns-repeated="2"/>
          <table:table-cell office:value-type="string">
            <text:p>menu_00_13.ogg</text:p>
          </table:table-cell>
          <table:table-cell table:number-columns-repeated="249"/>
        </table:table-row>
        <table:table-row table:style-name="ro1">
          <table:table-cell office:value-type="string">
            <text:p>menu/meta</text:p>
          </table:table-cell>
          <table:table-cell office:value-type="string">
            <text:p>menu narrator</text:p>
          </table:table-cell>
          <table:table-cell office:value-type="string">
            <text:p>goodbye</text:p>
          </table:table-cell>
          <table:table-cell office:value-type="string">
            <text:p>m_00_14</text:p>
          </table:table-cell>
          <table:table-cell/>
          <table:table-cell office:value-type="string">
            <text:p>played on exit game</text:p>
          </table:table-cell>
          <table:table-cell office:value-type="string">
            <text:p>menu_00_14.ogg</text:p>
          </table:table-cell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1">
          <table:table-cell office:value-type="string">
            <text:p>menu/ main</text:p>
          </table:table-cell>
          <table:table-cell office:value-type="string">
            <text:p>menu narrator</text:p>
          </table:table-cell>
          <table:table-cell office:value-type="string">
            <text:p>log in now</text:p>
          </table:table-cell>
          <table:table-cell office:value-type="string">
            <text:p>m_01_01</text:p>
          </table:table-cell>
          <table:table-cell table:number-columns-repeated="2"/>
          <table:table-cell office:value-type="string">
            <text:p>menu_01_01.ogg</text:p>
          </table:table-cell>
          <table:table-cell/>
          <table:table-cell office:value-type="string">
            <text:p>12 mar</text:p>
          </table:table-cell>
          <table:table-cell table:number-columns-repeated="247"/>
        </table:table-row>
        <table:table-row table:style-name="ro1">
          <table:table-cell office:value-type="string">
            <text:p>menu/ main</text:p>
          </table:table-cell>
          <table:table-cell office:value-type="string">
            <text:p>menu narrator</text:p>
          </table:table-cell>
          <table:table-cell office:value-type="string">
            <text:p>play now</text:p>
          </table:table-cell>
          <table:table-cell office:value-type="string">
            <text:p>m_01_02</text:p>
          </table:table-cell>
          <table:table-cell table:number-columns-repeated="2"/>
          <table:table-cell office:value-type="string">
            <text:p>menu_01_02.ogg</text:p>
          </table:table-cell>
          <table:table-cell/>
          <table:table-cell office:value-type="string">
            <text:p>12 mar</text:p>
          </table:table-cell>
          <table:table-cell table:number-columns-repeated="247"/>
        </table:table-row>
        <table:table-row table:style-name="ro1">
          <table:table-cell office:value-type="string">
            <text:p>menu/ main</text:p>
          </table:table-cell>
          <table:table-cell office:value-type="string">
            <text:p>menu narrator</text:p>
          </table:table-cell>
          <table:table-cell office:value-type="string">
            <text:p>choose single player</text:p>
          </table:table-cell>
          <table:table-cell office:value-type="string">
            <text:p>m_01_03</text:p>
          </table:table-cell>
          <table:table-cell table:number-columns-repeated="2"/>
          <table:table-cell office:value-type="string">
            <text:p>menu_01_03.ogg</text:p>
          </table:table-cell>
          <table:table-cell/>
          <table:table-cell office:value-type="string">
            <text:p>12 mar</text:p>
          </table:table-cell>
          <table:table-cell table:number-columns-repeated="247"/>
        </table:table-row>
        <table:table-row table:style-name="ro1">
          <table:table-cell office:value-type="string">
            <text:p>menu/ main</text:p>
          </table:table-cell>
          <table:table-cell office:value-type="string">
            <text:p>menu narrator</text:p>
          </table:table-cell>
          <table:table-cell office:value-type="string">
            <text:p>choose multiplayer</text:p>
          </table:table-cell>
          <table:table-cell office:value-type="string">
            <text:p>m_01_04</text:p>
          </table:table-cell>
          <table:table-cell table:number-columns-repeated="2"/>
          <table:table-cell office:value-type="string">
            <text:p>menu_01_04.ogg</text:p>
          </table:table-cell>
          <table:table-cell/>
          <table:table-cell office:value-type="string">
            <text:p>12 mar</text:p>
          </table:table-cell>
          <table:table-cell table:number-columns-repeated="247"/>
        </table:table-row>
        <table:table-row table:style-name="ro1">
          <table:table-cell office:value-type="string">
            <text:p>menu/ main</text:p>
          </table:table-cell>
          <table:table-cell office:value-type="string">
            <text:p>menu narrator</text:p>
          </table:table-cell>
          <table:table-cell office:value-type="string">
            <text:p>set up game</text:p>
          </table:table-cell>
          <table:table-cell office:value-type="string">
            <text:p>m_01_05</text:p>
          </table:table-cell>
          <table:table-cell table:number-columns-repeated="2"/>
          <table:table-cell office:value-type="string">
            <text:p>menu_01_05.ogg</text:p>
          </table:table-cell>
          <table:table-cell/>
          <table:table-cell office:value-type="string">
            <text:p>12 mar</text:p>
          </table:table-cell>
          <table:table-cell table:number-columns-repeated="247"/>
        </table:table-row>
        <table:table-row table:style-name="ro1">
          <table:table-cell office:value-type="string">
            <text:p>menu/ main</text:p>
          </table:table-cell>
          <table:table-cell office:value-type="string">
            <text:p>menu narrator</text:p>
          </table:table-cell>
          <table:table-cell office:value-type="string">
            <text:p>quit game</text:p>
          </table:table-cell>
          <table:table-cell office:value-type="string">
            <text:p>m_01_06</text:p>
          </table:table-cell>
          <table:table-cell table:number-columns-repeated="2"/>
          <table:table-cell office:value-type="string">
            <text:p>menu_01_06.ogg</text:p>
          </table:table-cell>
          <table:table-cell/>
          <table:table-cell office:value-type="string">
            <text:p>12 mar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1">
          <table:table-cell office:value-type="string">
            <text:p>menu/login</text:p>
          </table:table-cell>
          <table:table-cell office:value-type="string">
            <text:p>menu narrator</text:p>
          </table:table-cell>
          <table:table-cell office:value-type="string">
            <text:p>load my account</text:p>
          </table:table-cell>
          <table:table-cell office:value-type="string">
            <text:p>m_02_01</text:p>
          </table:table-cell>
          <table:table-cell table:number-columns-repeated="2"/>
          <table:table-cell office:value-type="string">
            <text:p>menu_02_01.ogg</text:p>
          </table:table-cell>
          <table:table-cell/>
          <table:table-cell office:value-type="string">
            <text:p>14 mar</text:p>
          </table:table-cell>
          <table:table-cell table:number-columns-repeated="247"/>
        </table:table-row>
        <table:table-row table:style-name="ro1">
          <table:table-cell office:value-type="string">
            <text:p>menu/login</text:p>
          </table:table-cell>
          <table:table-cell office:value-type="string">
            <text:p>menu narrator</text:p>
          </table:table-cell>
          <table:table-cell office:value-type="string">
            <text:p>create a new account</text:p>
          </table:table-cell>
          <table:table-cell office:value-type="string">
            <text:p>m_02_02</text:p>
          </table:table-cell>
          <table:table-cell table:number-columns-repeated="2"/>
          <table:table-cell office:value-type="string">
            <text:p>menu_02_02.ogg</text:p>
          </table:table-cell>
          <table:table-cell/>
          <table:table-cell office:value-type="string">
            <text:p>14 mar</text:p>
          </table:table-cell>
          <table:table-cell table:number-columns-repeated="247"/>
        </table:table-row>
        <table:table-row table:style-name="ro1">
          <table:table-cell office:value-type="string">
            <text:p>menu/login</text:p>
          </table:table-cell>
          <table:table-cell office:value-type="string">
            <text:p>menu narrator</text:p>
          </table:table-cell>
          <table:table-cell office:value-type="string">
            <text:p>delete an account</text:p>
          </table:table-cell>
          <table:table-cell office:value-type="string">
            <text:p>m_02_03</text:p>
          </table:table-cell>
          <table:table-cell table:number-columns-repeated="2"/>
          <table:table-cell office:value-type="string">
            <text:p>menu_02_03.ogg</text:p>
          </table:table-cell>
          <table:table-cell/>
          <table:table-cell office:value-type="string">
            <text:p>14 mar</text:p>
          </table:table-cell>
          <table:table-cell table:number-columns-repeated="247"/>
        </table:table-row>
        <table:table-row table:style-name="ro1">
          <table:table-cell office:value-type="string">
            <text:p>menu/login</text:p>
          </table:table-cell>
          <table:table-cell office:value-type="string">
            <text:p>menu narrator</text:p>
          </table:table-cell>
          <table:table-cell office:value-type="string">
            <text:p>enter a new login name</text:p>
          </table:table-cell>
          <table:table-cell office:value-type="string">
            <text:p>m_02_04</text:p>
          </table:table-cell>
          <table:table-cell table:number-columns-repeated="2"/>
          <table:table-cell office:value-type="string">
            <text:p>menu_02_04.ogg</text:p>
          </table:table-cell>
          <table:table-cell/>
          <table:table-cell office:value-type="string">
            <text:p>4 april</text:p>
          </table:table-cell>
          <table:table-cell table:number-columns-repeated="247"/>
        </table:table-row>
        <table:table-row table:style-name="ro1">
          <table:table-cell office:value-type="string">
            <text:p>menu/login</text:p>
          </table:table-cell>
          <table:table-cell office:value-type="string">
            <text:p>menu narrator</text:p>
          </table:table-cell>
          <table:table-cell office:value-type="string">
            <text:p>enter your login name</text:p>
          </table:table-cell>
          <table:table-cell office:value-type="string">
            <text:p>m_02_05</text:p>
          </table:table-cell>
          <table:table-cell table:number-columns-repeated="2"/>
          <table:table-cell office:value-type="string">
            <text:p>menu_02_05.ogg</text:p>
          </table:table-cell>
          <table:table-cell/>
          <table:table-cell office:value-type="string">
            <text:p>4 april</text:p>
          </table:table-cell>
          <table:table-cell table:number-columns-repeated="247"/>
        </table:table-row>
        <table:table-row table:style-name="ro1">
          <table:table-cell office:value-type="string">
            <text:p>menu/login</text:p>
          </table:table-cell>
          <table:table-cell office:value-type="string">
            <text:p>menu narrator</text:p>
          </table:table-cell>
          <table:table-cell office:value-type="string">
            <text:p>hit ESCAPE or type “quit” to go back</text:p>
          </table:table-cell>
          <table:table-cell office:value-type="string">
            <text:p>m_02_06</text:p>
          </table:table-cell>
          <table:table-cell table:number-columns-repeated="2"/>
          <table:table-cell office:value-type="string">
            <text:p>menu_02_06.ogg</text:p>
          </table:table-cell>
          <table:table-cell/>
          <table:table-cell office:value-type="string">
            <text:p>4 april</text:p>
          </table:table-cell>
          <table:table-cell table:number-columns-repeated="247"/>
        </table:table-row>
        <table:table-row table:style-name="ro1">
          <table:table-cell office:value-type="string">
            <text:p>menu/login</text:p>
          </table:table-cell>
          <table:table-cell/>
          <table:table-cell office:value-type="string">
            <text:p>Login name not found.</text:p>
          </table:table-cell>
          <table:table-cell office:value-type="string">
            <text:p>m_02_07</text:p>
          </table:table-cell>
          <table:table-cell table:number-columns-repeated="2"/>
          <table:table-cell office:value-type="string">
            <text:p>menu_02_07.ogg</text:p>
          </table:table-cell>
          <table:table-cell/>
          <table:table-cell office:value-type="string">
            <text:p>4 april</text:p>
          </table:table-cell>
          <table:table-cell table:number-columns-repeated="247"/>
        </table:table-row>
        <table:table-row table:style-name="ro1">
          <table:table-cell office:value-type="string">
            <text:p>menu/login</text:p>
          </table:table-cell>
          <table:table-cell/>
          <table:table-cell office:value-type="string">
            <text:p>Unable to add that login name.</text:p>
          </table:table-cell>
          <table:table-cell office:value-type="string">
            <text:p>m_02_08</text:p>
          </table:table-cell>
          <table:table-cell table:number-columns-repeated="2"/>
          <table:table-cell office:value-type="string">
            <text:p>menu_02_08.ogg</text:p>
          </table:table-cell>
          <table:table-cell/>
          <table:table-cell office:value-type="string">
            <text:p>4 april</text:p>
          </table:table-cell>
          <table:table-cell table:number-columns-repeated="247"/>
        </table:table-row>
        <table:table-row table:style-name="ro1">
          <table:table-cell office:value-type="string">
            <text:p>menu/login</text:p>
          </table:table-cell>
          <table:table-cell/>
          <table:table-cell office:value-type="string">
            <text:p>Try again.</text:p>
          </table:table-cell>
          <table:table-cell office:value-type="string">
            <text:p>m_02_09</text:p>
          </table:table-cell>
          <table:table-cell table:number-columns-repeated="2"/>
          <table:table-cell office:value-type="string">
            <text:p>menu_02_09.ogg</text:p>
          </table:table-cell>
          <table:table-cell/>
          <table:table-cell office:value-type="string">
            <text:p>4 april</text:p>
          </table:table-cell>
          <table:table-cell table:number-columns-repeated="247"/>
        </table:table-row>
        <table:table-row table:style-name="ro1">
          <table:table-cell office:value-type="string">
            <text:p>menu/login</text:p>
          </table:table-cell>
          <table:table-cell/>
          <table:table-cell office:value-type="string">
            <text:p>Player account created.</text:p>
          </table:table-cell>
          <table:table-cell office:value-type="string">
            <text:p>m_02_10</text:p>
          </table:table-cell>
          <table:table-cell table:number-columns-repeated="2"/>
          <table:table-cell office:value-type="string">
            <text:p>menu_02_10.ogg</text:p>
          </table:table-cell>
          <table:table-cell/>
          <table:table-cell office:value-type="string">
            <text:p>4 april</text:p>
          </table:table-cell>
          <table:table-cell table:number-columns-repeated="247"/>
        </table:table-row>
        <table:table-row table:style-name="ro1">
          <table:table-cell office:value-type="string">
            <text:p>menu/login</text:p>
          </table:table-cell>
          <table:table-cell/>
          <table:table-cell office:value-type="string">
            <text:p>Player account loaded.</text:p>
          </table:table-cell>
          <table:table-cell office:value-type="string">
            <text:p>m_02_11</text:p>
          </table:table-cell>
          <table:table-cell table:number-columns-repeated="2"/>
          <table:table-cell office:value-type="string">
            <text:p>menu_02_11.ogg</text:p>
          </table:table-cell>
          <table:table-cell/>
          <table:table-cell office:value-type="string">
            <text:p>4 april</text:p>
          </table:table-cell>
          <table:table-cell table:number-columns-repeated="247"/>
        </table:table-row>
        <table:table-row table:style-name="ro1">
          <table:table-cell table:number-columns-repeated="2"/>
          <table:table-cell office:value-type="string">
            <text:p>Enter login name to delete.</text:p>
          </table:table-cell>
          <table:table-cell office:value-type="string">
            <text:p>m_02_12</text:p>
          </table:table-cell>
          <table:table-cell table:number-columns-repeated="2"/>
          <table:table-cell office:value-type="string">
            <text:p>menu_02_12.ogg</text:p>
          </table:table-cell>
          <table:table-cell/>
          <table:table-cell office:value-type="string">
            <text:p>4 april</text:p>
          </table:table-cell>
          <table:table-cell table:number-columns-repeated="247"/>
        </table:table-row>
        <table:table-row table:style-name="ro1">
          <table:table-cell table:number-columns-repeated="2"/>
          <table:table-cell office:value-type="string">
            <text:p>Player account deleted.</text:p>
          </table:table-cell>
          <table:table-cell office:value-type="string">
            <text:p>m_02_13</text:p>
          </table:table-cell>
          <table:table-cell table:number-columns-repeated="2"/>
          <table:table-cell office:value-type="string">
            <text:p>menu_02_13.ogg</text:p>
          </table:table-cell>
          <table:table-cell/>
          <table:table-cell office:value-type="string">
            <text:p>4 april</text:p>
          </table:table-cell>
          <table:table-cell table:number-columns-repeated="247"/>
        </table:table-row>
        <table:table-row table:style-name="ro1">
          <table:table-cell table:number-columns-repeated="2"/>
          <table:table-cell office:value-type="string">
            <text:p>Logout</text:p>
          </table:table-cell>
          <table:table-cell office:value-type="string">
            <text:p>m_02_14</text:p>
          </table:table-cell>
          <table:table-cell table:number-columns-repeated="2"/>
          <table:table-cell office:value-type="string">
            <text:p>menu_02_14.ogg</text:p>
          </table:table-cell>
          <table:table-cell/>
          <table:table-cell office:value-type="string">
            <text:p>22 april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3">
          <table:table-cell office:value-type="string">
            <text:p>menu/players</text:p>
          </table:table-cell>
          <table:table-cell office:value-type="string">
            <text:p>menu narrator</text:p>
          </table:table-cell>
          <table:table-cell office:value-type="string">
            <text:p>choose freeplay</text:p>
          </table:table-cell>
          <table:table-cell office:value-type="string">
            <text:p>m_03_01</text:p>
          </table:table-cell>
          <table:table-cell/>
          <table:table-cell office:value-type="string">
            <text:p>same menu items used in sp and mp</text:p>
          </table:table-cell>
          <table:table-cell office:value-type="string">
            <text:p>menu_03_01.ogg</text:p>
          </table:table-cell>
          <table:table-cell/>
          <table:table-cell office:value-type="string">
            <text:p>11 April</text:p>
          </table:table-cell>
          <table:table-cell table:number-columns-repeated="247"/>
        </table:table-row>
        <table:table-row table:style-name="ro1">
          <table:table-cell office:value-type="string">
            <text:p>menu/players</text:p>
          </table:table-cell>
          <table:table-cell office:value-type="string">
            <text:p>menu narrator</text:p>
          </table:table-cell>
          <table:table-cell office:value-type="string">
            <text:p>choose challenge mode</text:p>
          </table:table-cell>
          <table:table-cell office:value-type="string">
            <text:p>m_03_02</text:p>
          </table:table-cell>
          <table:table-cell table:number-columns-repeated="2"/>
          <table:table-cell office:value-type="string">
            <text:p>menu_03_02.ogg</text:p>
          </table:table-cell>
          <table:table-cell/>
          <table:table-cell office:value-type="string">
            <text:p>15 mar</text:p>
          </table:table-cell>
          <table:table-cell table:number-columns-repeated="247"/>
        </table:table-row>
        <table:table-row table:style-name="ro1">
          <table:table-cell office:value-type="string">
            <text:p>menu/players</text:p>
          </table:table-cell>
          <table:table-cell office:value-type="string">
            <text:p>menu narrator</text:p>
          </table:table-cell>
          <table:table-cell office:value-type="string">
            <text:p>change difficulty level</text:p>
          </table:table-cell>
          <table:table-cell office:value-type="string">
            <text:p>m_03_03</text:p>
          </table:table-cell>
          <table:table-cell table:number-columns-repeated="2"/>
          <table:table-cell office:value-type="string">
            <text:p>menu_03_03.ogg</text:p>
          </table:table-cell>
          <table:table-cell/>
          <table:table-cell office:value-type="string">
            <text:p>15 mar</text:p>
          </table:table-cell>
          <table:table-cell table:number-columns-repeated="247"/>
        </table:table-row>
        <table:table-row table:style-name="ro1">
          <table:table-cell office:value-type="string">
            <text:p>menu/players</text:p>
          </table:table-cell>
          <table:table-cell office:value-type="string">
            <text:p>menu narrator</text:p>
          </table:table-cell>
          <table:table-cell office:value-type="string">
            <text:p>Log in to play challenge mode</text:p>
          </table:table-cell>
          <table:table-cell office:value-type="string">
            <text:p>m_03_04</text:p>
          </table:table-cell>
          <table:table-cell table:number-columns-repeated="2"/>
          <table:table-cell office:value-type="string">
            <text:p>menu_03_04.ogg</text:p>
          </table:table-cell>
          <table:table-cell/>
          <table:table-cell office:value-type="string">
            <text:p>11 April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1">
          <table:table-cell office:value-type="string">
            <text:p>menu/setup</text:p>
          </table:table-cell>
          <table:table-cell office:value-type="string">
            <text:p>menu narrator</text:p>
          </table:table-cell>
          <table:table-cell office:value-type="string">
            <text:p>music volume</text:p>
          </table:table-cell>
          <table:table-cell office:value-type="string">
            <text:p>m_04_01</text:p>
          </table:table-cell>
          <table:table-cell table:number-columns-repeated="2"/>
          <table:table-cell office:value-type="string">
            <text:p>menu_04_01.ogg</text:p>
          </table:table-cell>
          <table:table-cell/>
          <table:table-cell office:value-type="string">
            <text:p>15 mar</text:p>
          </table:table-cell>
          <table:table-cell table:number-columns-repeated="247"/>
        </table:table-row>
        <table:table-row table:style-name="ro1">
          <table:table-cell office:value-type="string">
            <text:p>menu/setup</text:p>
          </table:table-cell>
          <table:table-cell office:value-type="string">
            <text:p>menu narrator</text:p>
          </table:table-cell>
          <table:table-cell office:value-type="string">
            <text:p>set music volume</text:p>
          </table:table-cell>
          <table:table-cell office:value-type="string">
            <text:p>m_04_02</text:p>
          </table:table-cell>
          <table:table-cell table:number-columns-repeated="2"/>
          <table:table-cell office:value-type="string">
            <text:p>menu_04_02.ogg</text:p>
          </table:table-cell>
          <table:table-cell/>
          <table:table-cell office:value-type="string">
            <text:p>15 mar</text:p>
          </table:table-cell>
          <table:table-cell table:number-columns-repeated="247"/>
        </table:table-row>
        <table:table-row table:style-name="ro1">
          <table:table-cell office:value-type="string">
            <text:p>menu/setup</text:p>
          </table:table-cell>
          <table:table-cell office:value-type="string">
            <text:p>menu narrator</text:p>
          </table:table-cell>
          <table:table-cell office:value-type="string">
            <text:p>voice volume</text:p>
          </table:table-cell>
          <table:table-cell office:value-type="string">
            <text:p>m_04_03</text:p>
          </table:table-cell>
          <table:table-cell table:number-columns-repeated="2"/>
          <table:table-cell office:value-type="string">
            <text:p>menu_04_03.ogg</text:p>
          </table:table-cell>
          <table:table-cell/>
          <table:table-cell office:value-type="string">
            <text:p>15 mar</text:p>
          </table:table-cell>
          <table:table-cell table:number-columns-repeated="247"/>
        </table:table-row>
        <table:table-row table:style-name="ro1">
          <table:table-cell office:value-type="string">
            <text:p>menu/setup</text:p>
          </table:table-cell>
          <table:table-cell office:value-type="string">
            <text:p>menu narrator</text:p>
          </table:table-cell>
          <table:table-cell office:value-type="string">
            <text:p>set voice volume</text:p>
          </table:table-cell>
          <table:table-cell office:value-type="string">
            <text:p>m_04_04</text:p>
          </table:table-cell>
          <table:table-cell table:number-columns-repeated="2"/>
          <table:table-cell office:value-type="string">
            <text:p>menu_04_04.ogg</text:p>
          </table:table-cell>
          <table:table-cell/>
          <table:table-cell office:value-type="string">
            <text:p>15 mar</text:p>
          </table:table-cell>
          <table:table-cell table:number-columns-repeated="247"/>
        </table:table-row>
        <table:table-row table:style-name="ro1">
          <table:table-cell office:value-type="string">
            <text:p>menu/setup</text:p>
          </table:table-cell>
          <table:table-cell office:value-type="string">
            <text:p>menu narrator</text:p>
          </table:table-cell>
          <table:table-cell office:value-type="string">
            <text:p>sound effects volume</text:p>
          </table:table-cell>
          <table:table-cell office:value-type="string">
            <text:p>m_04_05</text:p>
          </table:table-cell>
          <table:table-cell table:number-columns-repeated="2"/>
          <table:table-cell office:value-type="string">
            <text:p>menu_04_05.ogg</text:p>
          </table:table-cell>
          <table:table-cell/>
          <table:table-cell office:value-type="string">
            <text:p>15 mar</text:p>
          </table:table-cell>
          <table:table-cell table:number-columns-repeated="247"/>
        </table:table-row>
        <table:table-row table:style-name="ro1">
          <table:table-cell office:value-type="string">
            <text:p>menu/setup</text:p>
          </table:table-cell>
          <table:table-cell office:value-type="string">
            <text:p>menu narrator</text:p>
          </table:table-cell>
          <table:table-cell office:value-type="string">
            <text:p>set sound effects volume</text:p>
          </table:table-cell>
          <table:table-cell office:value-type="string">
            <text:p>m_04_06</text:p>
          </table:table-cell>
          <table:table-cell table:number-columns-repeated="2"/>
          <table:table-cell office:value-type="string">
            <text:p>menu_04_06.ogg</text:p>
          </table:table-cell>
          <table:table-cell/>
          <table:table-cell office:value-type="string">
            <text:p>15 mar</text:p>
          </table:table-cell>
          <table:table-cell table:number-columns-repeated="247"/>
        </table:table-row>
        <table:table-row table:style-name="ro1">
          <table:table-cell office:value-type="string">
            <text:p>menu/setup</text:p>
          </table:table-cell>
          <table:table-cell office:value-type="string">
            <text:p>menu narrator</text:p>
          </table:table-cell>
          <table:table-cell office:value-type="string">
            <text:p>screen size</text:p>
          </table:table-cell>
          <table:table-cell office:value-type="string">
            <text:p>m_04_07</text:p>
          </table:table-cell>
          <table:table-cell table:number-columns-repeated="2"/>
          <table:table-cell office:value-type="string">
            <text:p>menu_04_07.ogg</text:p>
          </table:table-cell>
          <table:table-cell/>
          <table:table-cell office:value-type="string">
            <text:p>15 mar</text:p>
          </table:table-cell>
          <table:table-cell table:number-columns-repeated="247"/>
        </table:table-row>
        <table:table-row table:style-name="ro1">
          <table:table-cell office:value-type="string">
            <text:p>menu/setup</text:p>
          </table:table-cell>
          <table:table-cell office:value-type="string">
            <text:p>menu narrator</text:p>
          </table:table-cell>
          <table:table-cell office:value-type="string">
            <text:p>set screen size</text:p>
          </table:table-cell>
          <table:table-cell office:value-type="string">
            <text:p>m_04_08</text:p>
          </table:table-cell>
          <table:table-cell table:number-columns-repeated="2"/>
          <table:table-cell office:value-type="string">
            <text:p>menu_04_08.ogg</text:p>
          </table:table-cell>
          <table:table-cell/>
          <table:table-cell office:value-type="string">
            <text:p>15 mar</text:p>
          </table:table-cell>
          <table:table-cell table:number-columns-repeated="247"/>
        </table:table-row>
        <table:table-row table:style-name="ro1">
          <table:table-cell office:value-type="string">
            <text:p>menu/setup</text:p>
          </table:table-cell>
          <table:table-cell office:value-type="string">
            <text:p>menu narrator</text:p>
          </table:table-cell>
          <table:table-cell office:value-type="string">
            <text:p>quieter</text:p>
          </table:table-cell>
          <table:table-cell office:value-type="string">
            <text:p>m_04_09</text:p>
          </table:table-cell>
          <table:table-cell office:value-type="string">
            <text:p>stage whisper</text:p>
          </table:table-cell>
          <table:table-cell/>
          <table:table-cell office:value-type="string">
            <text:p>menu_04_09.ogg</text:p>
          </table:table-cell>
          <table:table-cell/>
          <table:table-cell office:value-type="string">
            <text:p>15 mar</text:p>
          </table:table-cell>
          <table:table-cell table:number-columns-repeated="247"/>
        </table:table-row>
        <table:table-row table:style-name="ro3">
          <table:table-cell office:value-type="string">
            <text:p>menu/setup</text:p>
          </table:table-cell>
          <table:table-cell office:value-type="string">
            <text:p>menu narrator</text:p>
          </table:table-cell>
          <table:table-cell office:value-type="string">
            <text:p>louder</text:p>
          </table:table-cell>
          <table:table-cell office:value-type="string">
            <text:p>m_04_10</text:p>
          </table:table-cell>
          <table:table-cell office:value-type="string">
            <text:p>rising intonation: suggest LOUDER w/o yelling</text:p>
          </table:table-cell>
          <table:table-cell/>
          <table:table-cell office:value-type="string">
            <text:p>menu_04_10.ogg</text:p>
          </table:table-cell>
          <table:table-cell/>
          <table:table-cell office:value-type="string">
            <text:p>15 mar</text:p>
          </table:table-cell>
          <table:table-cell table:number-columns-repeated="247"/>
        </table:table-row>
        <table:table-row table:style-name="ro1">
          <table:table-cell office:value-type="string">
            <text:p>menu/setup</text:p>
          </table:table-cell>
          <table:table-cell office:value-type="string">
            <text:p>menu narrator</text:p>
          </table:table-cell>
          <table:table-cell office:value-type="string">
            <text:p>800x600</text:p>
          </table:table-cell>
          <table:table-cell office:value-type="string">
            <text:p>m_04_11</text:p>
          </table:table-cell>
          <table:table-cell table:number-columns-repeated="2"/>
          <table:table-cell office:value-type="string">
            <text:p>menu_04_11.ogg</text:p>
          </table:table-cell>
          <table:table-cell/>
          <table:table-cell office:value-type="string">
            <text:p>15 mar</text:p>
          </table:table-cell>
          <table:table-cell table:number-columns-repeated="247"/>
        </table:table-row>
        <table:table-row table:style-name="ro1">
          <table:table-cell office:value-type="string">
            <text:p>menu/setup</text:p>
          </table:table-cell>
          <table:table-cell office:value-type="string">
            <text:p>menu narrator</text:p>
          </table:table-cell>
          <table:table-cell office:value-type="string">
            <text:p>1024x768</text:p>
          </table:table-cell>
          <table:table-cell office:value-type="string">
            <text:p>m_04_12</text:p>
          </table:table-cell>
          <table:table-cell table:number-columns-repeated="2"/>
          <table:table-cell office:value-type="string">
            <text:p>menu_04_12.ogg</text:p>
          </table:table-cell>
          <table:table-cell/>
          <table:table-cell office:value-type="string">
            <text:p>15 mar</text:p>
          </table:table-cell>
          <table:table-cell table:number-columns-repeated="247"/>
        </table:table-row>
        <table:table-row table:style-name="ro1">
          <table:table-cell office:value-type="string">
            <text:p>menu/setup</text:p>
          </table:table-cell>
          <table:table-cell office:value-type="string">
            <text:p>menu narrator</text:p>
          </table:table-cell>
          <table:table-cell office:value-type="string">
            <text:p>1280x960</text:p>
          </table:table-cell>
          <table:table-cell office:value-type="string">
            <text:p>m_04_13</text:p>
          </table:table-cell>
          <table:table-cell table:number-columns-repeated="2"/>
          <table:table-cell office:value-type="string">
            <text:p>menu_04_13.ogg</text:p>
          </table:table-cell>
          <table:table-cell/>
          <table:table-cell office:value-type="string">
            <text:p>15 mar</text:p>
          </table:table-cell>
          <table:table-cell table:number-columns-repeated="247"/>
        </table:table-row>
        <table:table-row table:style-name="ro3">
          <table:table-cell office:value-type="string">
            <text:p>menu/setup</text:p>
          </table:table-cell>
          <table:table-cell office:value-type="string">
            <text:p>menu narrator</text:p>
          </table:table-cell>
          <table:table-cell office:value-type="string">
            <text:p>Change setting with the up and down arrow keys. <text:s/>Hit the right arrow when you're done.</text:p>
          </table:table-cell>
          <table:table-cell office:value-type="string">
            <text:p>m_04_14</text:p>
          </table:table-cell>
          <table:table-cell table:number-columns-repeated="2"/>
          <table:table-cell office:value-type="string">
            <text:p>menu_04_14.ogg</text:p>
          </table:table-cell>
          <table:table-cell/>
          <table:table-cell office:value-type="string">
            <text:p>15 mar</text:p>
          </table:table-cell>
          <table:table-cell table:number-columns-repeated="247"/>
        </table:table-row>
        <table:table-row table:style-name="ro1">
          <table:table-cell table:number-columns-repeated="2"/>
          <table:table-cell office:value-type="string">
            <text:p>Can't choose that screen size.</text:p>
          </table:table-cell>
          <table:table-cell office:value-type="string">
            <text:p>m_04_15</text:p>
          </table:table-cell>
          <table:table-cell table:number-columns-repeated="2"/>
          <table:table-cell office:value-type="string">
            <text:p>menu_04_15.ogg</text:p>
          </table:table-cell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4">
          <table:table-cell office:value-type="string">
            <text:p>menu/after splash</text:p>
          </table:table-cell>
          <table:table-cell/>
          <table:table-cell office:value-type="string">
            <text:p>Hi, have you played Move to the Music before? <text:s/>Step on the middle-left arrow for “no.” <text:s/>Step on the middle-right arrow for “yes.”</text:p>
          </table:table-cell>
          <table:table-cell office:value-type="string">
            <text:p>m_05_01</text:p>
          </table:table-cell>
          <table:table-cell table:number-columns-repeated="2"/>
          <table:table-cell office:value-type="string">
            <text:p>menu_05_01.ogg</text:p>
          </table:table-cell>
          <table:table-cell/>
          <table:table-cell office:value-type="string">
            <text:p>19 April</text:p>
          </table:table-cell>
          <table:table-cell table:number-columns-repeated="247"/>
        </table:table-row>
        <table:table-row table:style-name="ro1">
          <table:table-cell office:value-type="string">
            <text:p>menu/after splash</text:p>
          </table:table-cell>
          <table:table-cell/>
          <table:table-cell office:value-type="string">
            <text:p>Yes!</text:p>
          </table:table-cell>
          <table:table-cell office:value-type="string">
            <text:p>m_05_02</text:p>
          </table:table-cell>
          <table:table-cell table:number-columns-repeated="2"/>
          <table:table-cell office:value-type="string">
            <text:p>menu_05_02.ogg</text:p>
          </table:table-cell>
          <table:table-cell/>
          <table:table-cell office:value-type="string">
            <text:p>19 April</text:p>
          </table:table-cell>
          <table:table-cell table:number-columns-repeated="247"/>
        </table:table-row>
        <table:table-row table:style-name="ro1">
          <table:table-cell office:value-type="string">
            <text:p>menu/after splash</text:p>
          </table:table-cell>
          <table:table-cell/>
          <table:table-cell office:value-type="string">
            <text:p>Nope.</text:p>
          </table:table-cell>
          <table:table-cell office:value-type="string">
            <text:p>m_05_03</text:p>
          </table:table-cell>
          <table:table-cell table:number-columns-repeated="2"/>
          <table:table-cell office:value-type="string">
            <text:p>menu_05_03.ogg</text:p>
          </table:table-cell>
          <table:table-cell/>
          <table:table-cell office:value-type="string">
            <text:p>19 April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1">
          <table:table-cell office:value-type="string">
            <text:p>menu/tutorial main</text:p>
          </table:table-cell>
          <table:table-cell/>
          <table:table-cell office:value-type="string">
            <text:p>Here are some tips to help you out.</text:p>
          </table:table-cell>
          <table:table-cell office:value-type="string">
            <text:p>m_06_01</text:p>
          </table:table-cell>
          <table:table-cell table:number-columns-repeated="2"/>
          <table:table-cell office:value-type="string">
            <text:p>menu_06_01.ogg</text:p>
          </table:table-cell>
          <table:table-cell/>
          <table:table-cell office:value-type="string">
            <text:p>19 April</text:p>
          </table:table-cell>
          <table:table-cell table:number-columns-repeated="247"/>
        </table:table-row>
        <table:table-row table:style-name="ro1">
          <table:table-cell office:value-type="string">
            <text:p>menu/tutorial main</text:p>
          </table:table-cell>
          <table:table-cell/>
          <table:table-cell office:value-type="string">
            <text:p>Welcome to the instructions menu.</text:p>
          </table:table-cell>
          <table:table-cell office:value-type="string">
            <text:p>m_06_02</text:p>
          </table:table-cell>
          <table:table-cell table:number-columns-repeated="2"/>
          <table:table-cell office:value-type="string">
            <text:p>menu_06_02.ogg</text:p>
          </table:table-cell>
          <table:table-cell/>
          <table:table-cell office:value-type="string">
            <text:p>19 April</text:p>
          </table:table-cell>
          <table:table-cell table:number-columns-repeated="247"/>
        </table:table-row>
        <table:table-row table:style-name="ro3">
          <table:table-cell office:value-type="string">
            <text:p>menu/tutorial main</text:p>
          </table:table-cell>
          <table:table-cell/>
          <table:table-cell office:value-type="string">
            <text:p>Step on the middle-up and middle-down spots to find the topics.</text:p>
          </table:table-cell>
          <table:table-cell office:value-type="string">
            <text:p>m_06_03</text:p>
          </table:table-cell>
          <table:table-cell table:number-columns-repeated="2"/>
          <table:table-cell office:value-type="string">
            <text:p>menu_06_03.ogg</text:p>
          </table:table-cell>
          <table:table-cell/>
          <table:table-cell office:value-type="string">
            <text:p>19 April</text:p>
          </table:table-cell>
          <table:table-cell table:number-columns-repeated="247"/>
        </table:table-row>
        <table:table-row table:style-name="ro1">
          <table:table-cell office:value-type="string">
            <text:p>menu/tutorial main</text:p>
          </table:table-cell>
          <table:table-cell/>
          <table:table-cell office:value-type="string">
            <text:p>Step on the middle-right spot to choose an item.</text:p>
          </table:table-cell>
          <table:table-cell office:value-type="string">
            <text:p>m_06_04</text:p>
          </table:table-cell>
          <table:table-cell table:number-columns-repeated="2"/>
          <table:table-cell office:value-type="string">
            <text:p>menu_06_04.ogg</text:p>
          </table:table-cell>
          <table:table-cell/>
          <table:table-cell office:value-type="string">
            <text:p>19 April</text:p>
          </table:table-cell>
          <table:table-cell table:number-columns-repeated="247"/>
        </table:table-row>
        <table:table-row table:style-name="ro1">
          <table:table-cell office:value-type="string">
            <text:p>menu/tutorial main</text:p>
          </table:table-cell>
          <table:table-cell/>
          <table:table-cell office:value-type="string">
            <text:p>how to play</text:p>
          </table:table-cell>
          <table:table-cell office:value-type="string">
            <text:p>m_06_05</text:p>
          </table:table-cell>
          <table:table-cell table:number-columns-repeated="2"/>
          <table:table-cell office:value-type="string">
            <text:p>menu_06_05.ogg</text:p>
          </table:table-cell>
          <table:table-cell/>
          <table:table-cell office:value-type="string">
            <text:p>19 April</text:p>
          </table:table-cell>
          <table:table-cell table:number-columns-repeated="247"/>
        </table:table-row>
        <table:table-row table:style-name="ro1">
          <table:table-cell office:value-type="string">
            <text:p>menu/tutorial main</text:p>
          </table:table-cell>
          <table:table-cell/>
          <table:table-cell office:value-type="string">
            <text:p>how to do combos</text:p>
          </table:table-cell>
          <table:table-cell office:value-type="string">
            <text:p>m_06_06</text:p>
          </table:table-cell>
          <table:table-cell table:number-columns-repeated="2"/>
          <table:table-cell office:value-type="string">
            <text:p>menu_06_06.ogg</text:p>
          </table:table-cell>
          <table:table-cell/>
          <table:table-cell office:value-type="string">
            <text:p>19 April</text:p>
          </table:table-cell>
          <table:table-cell table:number-columns-repeated="247"/>
        </table:table-row>
        <table:table-row table:style-name="ro1">
          <table:table-cell office:value-type="string">
            <text:p>menu/tutorial main</text:p>
          </table:table-cell>
          <table:table-cell/>
          <table:table-cell office:value-type="string">
            <text:p>Done with instructions</text:p>
          </table:table-cell>
          <table:table-cell office:value-type="string">
            <text:p>m_06_07</text:p>
          </table:table-cell>
          <table:table-cell table:number-columns-repeated="2"/>
          <table:table-cell office:value-type="string">
            <text:p>menu_06_07.ogg</text:p>
          </table:table-cell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4">
          <table:table-cell office:value-type="string">
            <text:p>menu/combo tut</text:p>
          </table:table-cell>
          <table:table-cell/>
          <table:table-cell office:value-type="string">
            <text:p>Step combos are a big part of the fun in Move to the Music. <text:s/>We'll teach you some, but others you'll have to figure out on your own.</text:p>
          </table:table-cell>
          <table:table-cell office:value-type="string">
            <text:p>m_07_01</text:p>
          </table:table-cell>
          <table:table-cell table:number-columns-repeated="2"/>
          <table:table-cell office:value-type="string">
            <text:p>menu_07_01.ogg</text:p>
          </table:table-cell>
          <table:table-cell/>
          <table:table-cell office:value-type="string">
            <text:p>23 April</text:p>
          </table:table-cell>
          <table:table-cell table:number-columns-repeated="247"/>
        </table:table-row>
        <table:table-row table:style-name="ro1">
          <table:table-cell office:value-type="string">
            <text:p>menu/combo tut</text:p>
          </table:table-cell>
          <table:table-cell/>
          <table:table-cell office:value-type="string">
            <text:p>Ready to give it a try?</text:p>
          </table:table-cell>
          <table:table-cell office:value-type="string">
            <text:p>m_07_02</text:p>
          </table:table-cell>
          <table:table-cell table:number-columns-repeated="2"/>
          <table:table-cell office:value-type="string">
            <text:p>menu_07_02.ogg</text:p>
          </table:table-cell>
          <table:table-cell/>
          <table:table-cell office:value-type="string">
            <text:p>23 April</text:p>
          </table:table-cell>
          <table:table-cell table:number-columns-repeated="247"/>
        </table:table-row>
        <table:table-row table:style-name="ro3">
          <table:table-cell office:value-type="string">
            <text:p>menu/combo tut</text:p>
          </table:table-cell>
          <table:table-cell/>
          <table:table-cell office:value-type="string">
            <text:p>I'll call out a few steps and all you have to do is hit them on the beats and in order.</text:p>
          </table:table-cell>
          <table:table-cell office:value-type="string">
            <text:p>m_07_03</text:p>
          </table:table-cell>
          <table:table-cell table:number-columns-repeated="2"/>
          <table:table-cell office:value-type="string">
            <text:p>menu_07_03.ogg</text:p>
          </table:table-cell>
          <table:table-cell/>
          <table:table-cell office:value-type="string">
            <text:p>23 April</text:p>
          </table:table-cell>
          <table:table-cell table:number-columns-repeated="247"/>
        </table:table-row>
        <table:table-row table:style-name="ro1">
          <table:table-cell office:value-type="string">
            <text:p>menu/combo tut</text:p>
          </table:table-cell>
          <table:table-cell/>
          <table:table-cell office:value-type="string">
            <text:p>Here we go . . .</text:p>
          </table:table-cell>
          <table:table-cell office:value-type="string">
            <text:p>m_07_04</text:p>
          </table:table-cell>
          <table:table-cell table:number-columns-repeated="2"/>
          <table:table-cell office:value-type="string">
            <text:p>menu_07_04.ogg</text:p>
          </table:table-cell>
          <table:table-cell/>
          <table:table-cell office:value-type="string">
            <text:p>23 April</text:p>
          </table:table-cell>
          <table:table-cell table:number-columns-repeated="247"/>
        </table:table-row>
        <table:table-row table:style-name="ro1">
          <table:table-cell office:value-type="string">
            <text:p>menu/combo tut</text:p>
          </table:table-cell>
          <table:table-cell/>
          <table:table-cell office:value-type="string">
            <text:p>Looks like you got it!</text:p>
          </table:table-cell>
          <table:table-cell office:value-type="string">
            <text:p>m_07_05</text:p>
          </table:table-cell>
          <table:table-cell table:number-columns-repeated="2"/>
          <table:table-cell office:value-type="string">
            <text:p>menu_07_05.ogg</text:p>
          </table:table-cell>
          <table:table-cell/>
          <table:table-cell office:value-type="string">
            <text:p>23 April</text:p>
          </table:table-cell>
          <table:table-cell table:number-columns-repeated="247"/>
        </table:table-row>
        <table:table-row table:style-name="ro4">
          <table:table-cell office:value-type="string">
            <text:p>menu/combo tut</text:p>
          </table:table-cell>
          <table:table-cell/>
          <table:table-cell office:value-type="string">
            <text:p>Sometimes, we'll ask you to run a combo you learned before. <text:s/>Other times, you'll be able to free step or mix in the combos you want. <text:s/>Have fun!</text:p>
          </table:table-cell>
          <table:table-cell office:value-type="string">
            <text:p>m_07_06</text:p>
          </table:table-cell>
          <table:table-cell table:number-columns-repeated="2"/>
          <table:table-cell office:value-type="string">
            <text:p>menu_07_06.ogg</text:p>
          </table:table-cell>
          <table:table-cell/>
          <table:table-cell office:value-type="string">
            <text:p>23 April</text:p>
          </table:table-cell>
          <table:table-cell table:number-columns-repeated="247"/>
        </table:table-row>
        <table:table-row table:style-name="ro3">
          <table:table-cell office:value-type="string">
            <text:p>menu/combo tut</text:p>
          </table:table-cell>
          <table:table-cell/>
          <table:table-cell office:value-type="string">
            <text:p>Hmmm . . . Let's try that again.</text:p>
          </table:table-cell>
          <table:table-cell office:value-type="string">
            <text:p>m_07_07</text:p>
          </table:table-cell>
          <table:table-cell office:value-type="string">
            <text:p>Encouraging</text:p>
          </table:table-cell>
          <table:table-cell office:value-type="string">
            <text:p>played on first failed combo</text:p>
          </table:table-cell>
          <table:table-cell office:value-type="string">
            <text:p>menu_07_07.ogg</text:p>
          </table:table-cell>
          <table:table-cell/>
          <table:table-cell office:value-type="string">
            <text:p>23 April</text:p>
          </table:table-cell>
          <table:table-cell table:number-columns-repeated="247"/>
        </table:table-row>
        <table:table-row table:style-name="ro3">
          <table:table-cell office:value-type="string">
            <text:p>menu/combo tut</text:p>
          </table:table-cell>
          <table:table-cell/>
          <table:table-cell office:value-type="string">
            <text:p>Be sure to hit the steps in order and on the beats.</text:p>
          </table:table-cell>
          <table:table-cell office:value-type="string">
            <text:p>m_07_08</text:p>
          </table:table-cell>
          <table:table-cell office:value-type="string">
            <text:p>Firm</text:p>
          </table:table-cell>
          <table:table-cell office:value-type="string">
            <text:p>played on second failed combo</text:p>
          </table:table-cell>
          <table:table-cell table:number-columns-repeated="250"/>
        </table:table-row>
        <table:table-row table:style-name="ro3">
          <table:table-cell office:value-type="string">
            <text:p>menu/combo tut</text:p>
          </table:table-cell>
          <table:table-cell/>
          <table:table-cell office:value-type="string">
            <text:p>You didn't quite get it that time.</text:p>
          </table:table-cell>
          <table:table-cell office:value-type="string">
            <text:p>m_07_09</text:p>
          </table:table-cell>
          <table:table-cell/>
          <table:table-cell office:value-type="string">
            <text:p>played on final failed combo</text:p>
          </table:table-cell>
          <table:table-cell table:number-columns-repeated="250"/>
        </table:table-row>
        <table:table-row table:style-name="ro1">
          <table:table-cell office:value-type="string">
            <text:p>menu/combo tut</text:p>
          </table:table-cell>
          <table:table-cell/>
          <table:table-cell office:value-type="string">
            <text:p>Step middle-left to exit or middle-right to try again.</text:p>
          </table:table-cell>
          <table:table-cell office:value-type="string">
            <text:p>m_07_10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3">
          <table:table-cell office:value-type="string">
            <text:p>menu/howto tut</text:p>
          </table:table-cell>
          <table:table-cell/>
          <table:table-cell office:value-type="string">
            <text:p>Move to the Music is about having fun and showing off a few dance moves at the same time.</text:p>
          </table:table-cell>
          <table:table-cell office:value-type="string">
            <text:p>m_08_01</text:p>
          </table:table-cell>
          <table:table-cell table:number-columns-repeated="252"/>
        </table:table-row>
        <table:table-row table:style-name="ro1">
          <table:table-cell office:value-type="string">
            <text:p>menu/howto tut</text:p>
          </table:table-cell>
          <table:table-cell/>
          <table:table-cell office:value-type="string">
            <text:p>There are two ways to play.</text:p>
          </table:table-cell>
          <table:table-cell office:value-type="string">
            <text:p>m_08_02</text:p>
          </table:table-cell>
          <table:table-cell table:number-columns-repeated="2"/>
          <table:table-cell office:value-type="string">
            <text:p>menu_08_01.ogg</text:p>
          </table:table-cell>
          <table:table-cell/>
          <table:table-cell office:value-type="string">
            <text:p>22 April</text:p>
          </table:table-cell>
          <table:table-cell table:number-columns-repeated="247"/>
        </table:table-row>
        <table:table-row table:style-name="ro4">
          <table:table-cell office:value-type="string">
            <text:p>menu/howto tut</text:p>
          </table:table-cell>
          <table:table-cell/>
          <table:table-cell office:value-type="string">
            <text:p>Freeplay mode lets you rack up points however you want. <text:s/>Just pick a song and start dancing. <text:s/>Use any combos you know or make up your own.</text:p>
          </table:table-cell>
          <table:table-cell office:value-type="string">
            <text:p>m_08_03</text:p>
          </table:table-cell>
          <table:table-cell table:number-columns-repeated="2"/>
          <table:table-cell office:value-type="string">
            <text:p>menu_08_02.ogg</text:p>
          </table:table-cell>
          <table:table-cell/>
          <table:table-cell office:value-type="string">
            <text:p>22 April</text:p>
          </table:table-cell>
          <table:table-cell table:number-columns-repeated="247"/>
        </table:table-row>
        <table:table-row table:style-name="ro5">
          <table:table-cell office:value-type="string">
            <text:p>menu/howto tut</text:p>
          </table:table-cell>
          <table:table-cell/>
          <table:table-cell office:value-type="string">
            <text:p>Challenge mode is a little different. Its songs teach you combos. <text:s/>Then it'll ask you to repeat the combos from memory. <text:s/>Complete a song by learning its combos and you'll unlock more songs and levels on your way to dance stardom.</text:p>
          </table:table-cell>
          <table:table-cell office:value-type="string">
            <text:p>m_08_04</text:p>
          </table:table-cell>
          <table:table-cell table:number-columns-repeated="2"/>
          <table:table-cell office:value-type="string">
            <text:p>menu_08_03.ogg</text:p>
          </table:table-cell>
          <table:table-cell/>
          <table:table-cell office:value-type="string">
            <text:p>22 April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1">
          <table:table-cell office:value-type="string">
            <text:p>menu/songchooser</text:p>
          </table:table-cell>
          <table:table-cell office:value-type="string">
            <text:p>menu narrator</text:p>
          </table:table-cell>
          <table:table-cell office:value-type="string">
            <text:p>choose a song</text:p>
          </table:table-cell>
          <table:table-cell office:value-type="string">
            <text:p>m_09_01</text:p>
          </table:table-cell>
          <table:table-cell table:number-columns-repeated="2"/>
          <table:table-cell office:value-type="string">
            <text:p>menu_09_01.ogg</text:p>
          </table:table-cell>
          <table:table-cell/>
          <table:table-cell office:value-type="string">
            <text:p>12 april</text:p>
          </table:table-cell>
          <table:table-cell table:number-columns-repeated="247"/>
        </table:table-row>
        <table:table-row table:style-name="ro1">
          <table:table-cell office:value-type="string">
            <text:p>menu/songchooser</text:p>
          </table:table-cell>
          <table:table-cell office:value-type="string">
            <text:p>menu narrator</text:p>
          </table:table-cell>
          <table:table-cell office:value-type="string">
            <text:p>pick a level to play</text:p>
          </table:table-cell>
          <table:table-cell office:value-type="string">
            <text:p>m_09_02</text:p>
          </table:table-cell>
          <table:table-cell table:number-columns-repeated="2"/>
          <table:table-cell office:value-type="string">
            <text:p>menu_09_02.ogg</text:p>
          </table:table-cell>
          <table:table-cell/>
          <table:table-cell office:value-type="string">
            <text:p>12 april</text:p>
          </table:table-cell>
          <table:table-cell table:number-columns-repeated="247"/>
        </table:table-row>
        <table:table-row table:style-name="ro3">
          <table:table-cell office:value-type="string">
            <text:p>menu/songchooser</text:p>
          </table:table-cell>
          <table:table-cell/>
          <table:table-cell office:value-type="string">
            <text:p>choose another song or press the left middle arrow to go back and set up another game.</text:p>
          </table:table-cell>
          <table:table-cell office:value-type="string">
            <text:p>m_09_03</text:p>
          </table:table-cell>
          <table:table-cell table:number-columns-repeated="2"/>
          <table:table-cell office:value-type="string">
            <text:p>menu_09_03.ogg</text:p>
          </table:table-cell>
          <table:table-cell/>
          <table:table-cell office:value-type="string">
            <text:p>12 april</text:p>
          </table:table-cell>
          <table:table-cell table:number-columns-repeated="247"/>
        </table:table-row>
        <table:table-row table:style-name="ro1">
          <table:table-cell office:value-type="string">
            <text:p>menu/songchooser</text:p>
          </table:table-cell>
          <table:table-cell/>
          <table:table-cell office:value-type="string">
            <text:p>level 1</text:p>
          </table:table-cell>
          <table:table-cell office:value-type="string">
            <text:p>m_09_04</text:p>
          </table:table-cell>
          <table:table-cell table:number-columns-repeated="2"/>
          <table:table-cell office:value-type="string">
            <text:p>menu_09_04.ogg</text:p>
          </table:table-cell>
          <table:table-cell/>
          <table:table-cell office:value-type="string">
            <text:p>12 april</text:p>
          </table:table-cell>
          <table:table-cell table:number-columns-repeated="247"/>
        </table:table-row>
        <table:table-row table:style-name="ro1">
          <table:table-cell office:value-type="string">
            <text:p>menu/songchooser</text:p>
          </table:table-cell>
          <table:table-cell/>
          <table:table-cell office:value-type="string">
            <text:p>level 2</text:p>
          </table:table-cell>
          <table:table-cell office:value-type="string">
            <text:p>m_09_05</text:p>
          </table:table-cell>
          <table:table-cell table:number-columns-repeated="2"/>
          <table:table-cell office:value-type="string">
            <text:p>menu_09_05.ogg</text:p>
          </table:table-cell>
          <table:table-cell/>
          <table:table-cell office:value-type="string">
            <text:p>12 april</text:p>
          </table:table-cell>
          <table:table-cell table:number-columns-repeated="247"/>
        </table:table-row>
        <table:table-row table:style-name="ro1">
          <table:table-cell office:value-type="string">
            <text:p>menu/songchooser</text:p>
          </table:table-cell>
          <table:table-cell/>
          <table:table-cell office:value-type="string">
            <text:p>level 3</text:p>
          </table:table-cell>
          <table:table-cell office:value-type="string">
            <text:p>m_09_06</text:p>
          </table:table-cell>
          <table:table-cell table:number-columns-repeated="2"/>
          <table:table-cell office:value-type="string">
            <text:p>menu_09_06.ogg</text:p>
          </table:table-cell>
          <table:table-cell/>
          <table:table-cell office:value-type="string">
            <text:p>12 april</text:p>
          </table:table-cell>
          <table:table-cell table:number-columns-repeated="247"/>
        </table:table-row>
        <table:table-row table:style-name="ro1">
          <table:table-cell office:value-type="string">
            <text:p>menu/songchooser</text:p>
          </table:table-cell>
          <table:table-cell/>
          <table:table-cell office:value-type="string">
            <text:p>level 4</text:p>
          </table:table-cell>
          <table:table-cell office:value-type="string">
            <text:p>m_09_07</text:p>
          </table:table-cell>
          <table:table-cell table:number-columns-repeated="2"/>
          <table:table-cell office:value-type="string">
            <text:p>menu_09_07.ogg</text:p>
          </table:table-cell>
          <table:table-cell/>
          <table:table-cell office:value-type="string">
            <text:p>12 april</text:p>
          </table:table-cell>
          <table:table-cell table:number-columns-repeated="247"/>
        </table:table-row>
        <table:table-row table:style-name="ro1">
          <table:table-cell office:value-type="string">
            <text:p>menu/songchooser</text:p>
          </table:table-cell>
          <table:table-cell/>
          <table:table-cell office:value-type="string">
            <text:p>level 5</text:p>
          </table:table-cell>
          <table:table-cell office:value-type="string">
            <text:p>m_09_08</text:p>
          </table:table-cell>
          <table:table-cell table:number-columns-repeated="2"/>
          <table:table-cell office:value-type="string">
            <text:p>menu_09_08.ogg</text:p>
          </table:table-cell>
          <table:table-cell/>
          <table:table-cell office:value-type="string">
            <text:p>12 april</text:p>
          </table:table-cell>
          <table:table-cell table:number-columns-repeated="247"/>
        </table:table-row>
        <table:table-row table:style-name="ro1">
          <table:table-cell office:value-type="string">
            <text:p>menu/songchooser</text:p>
          </table:table-cell>
          <table:table-cell/>
          <table:table-cell office:value-type="string">
            <text:p>choose a different level</text:p>
          </table:table-cell>
          <table:table-cell office:value-type="string">
            <text:p>m_09_09</text:p>
          </table:table-cell>
          <table:table-cell table:number-columns-repeated="2"/>
          <table:table-cell office:value-type="string">
            <text:p>menu_09_09.ogg</text:p>
          </table:table-cell>
          <table:table-cell/>
          <table:table-cell office:value-type="string">
            <text:p>12 april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1">
          <table:table-cell office:value-type="string">
            <text:p>menu//titles</text:p>
          </table:table-cell>
          <table:table-cell office:value-type="string">
            <text:p>menu narrator</text:p>
          </table:table-cell>
          <table:table-cell office:value-type="string">
            <text:p>billy jean</text:p>
          </table:table-cell>
          <table:table-cell office:value-type="string">
            <text:p>m_10_00</text:p>
          </table:table-cell>
          <table:table-cell table:number-columns-repeated="2"/>
          <table:table-cell office:value-type="string">
            <text:p>menu_10_00.ogg</text:p>
          </table:table-cell>
          <table:table-cell/>
          <table:table-cell office:value-type="string">
            <text:p>12 april</text:p>
          </table:table-cell>
          <table:table-cell table:number-columns-repeated="247"/>
        </table:table-row>
        <table:table-row table:style-name="ro1">
          <table:table-cell office:value-type="string">
            <text:p>menu//titles</text:p>
          </table:table-cell>
          <table:table-cell office:value-type="string">
            <text:p>menu narrator</text:p>
          </table:table-cell>
          <table:table-cell office:value-type="string">
            <text:p>Identity of Self by Andrew Maze</text:p>
          </table:table-cell>
          <table:table-cell office:value-type="string">
            <text:p>m_10_01</text:p>
          </table:table-cell>
          <table:table-cell table:number-columns-repeated="2"/>
          <table:table-cell office:value-type="string">
            <text:p>menu_10_01.ogg</text:p>
          </table:table-cell>
          <table:table-cell/>
          <table:table-cell office:value-type="string">
            <text:p>26 April</text:p>
          </table:table-cell>
          <table:table-cell table:number-columns-repeated="247"/>
        </table:table-row>
        <table:table-row table:style-name="ro1">
          <table:table-cell office:value-type="string">
            <text:p>menu//titles</text:p>
          </table:table-cell>
          <table:table-cell/>
          <table:table-cell office:value-type="string">
            <text:p>Ditto Ditto by Ditto Ditto</text:p>
          </table:table-cell>
          <table:table-cell office:value-type="string">
            <text:p>m_10_02</text:p>
          </table:table-cell>
          <table:table-cell table:number-columns-repeated="2"/>
          <table:table-cell office:value-type="string">
            <text:p>menu_10_02.ogg</text:p>
          </table:table-cell>
          <table:table-cell/>
          <table:table-cell office:value-type="string">
            <text:p>26 April</text:p>
          </table:table-cell>
          <table:table-cell table:number-columns-repeated="247"/>
        </table:table-row>
        <table:table-row table:style-name="ro1">
          <table:table-cell office:value-type="string">
            <text:p>menu//titles</text:p>
          </table:table-cell>
          <table:table-cell/>
          <table:table-cell office:value-type="string">
            <text:p>Whole Wide Whole by The Gold State</text:p>
          </table:table-cell>
          <table:table-cell office:value-type="string">
            <text:p>m_10_03</text:p>
          </table:table-cell>
          <table:table-cell table:number-columns-repeated="2"/>
          <table:table-cell office:value-type="string">
            <text:p>menu_10_03.ogg</text:p>
          </table:table-cell>
          <table:table-cell/>
          <table:table-cell office:value-type="string">
            <text:p>26 April</text:p>
          </table:table-cell>
          <table:table-cell table:number-columns-repeated="247"/>
        </table:table-row>
        <table:table-row table:style-name="ro1">
          <table:table-cell office:value-type="string">
            <text:p>menu//titles</text:p>
          </table:table-cell>
          <table:table-cell/>
          <table:table-cell office:value-type="string">
            <text:p>Code Monkey Jonathan Coulton</text:p>
          </table:table-cell>
          <table:table-cell office:value-type="string">
            <text:p>m_10_04</text:p>
          </table:table-cell>
          <table:table-cell table:number-columns-repeated="2"/>
          <table:table-cell office:value-type="string">
            <text:p>menu_10_04.ogg</text:p>
          </table:table-cell>
          <table:table-cell/>
          <table:table-cell office:value-type="string">
            <text:p>26 April</text:p>
          </table:table-cell>
          <table:table-cell table:number-columns-repeated="247"/>
        </table:table-row>
        <table:table-row table:style-name="ro1">
          <table:table-cell office:value-type="string">
            <text:p>menu//titles</text:p>
          </table:table-cell>
          <table:table-cell/>
          <table:table-cell office:value-type="string">
            <text:p>Nadeya by Yellowjacket osx</text:p>
          </table:table-cell>
          <table:table-cell office:value-type="string">
            <text:p>m_10_05</text:p>
          </table:table-cell>
          <table:table-cell table:number-columns-repeated="2"/>
          <table:table-cell office:value-type="string">
            <text:p>menu_10_05.ogg</text:p>
          </table:table-cell>
          <table:table-cell/>
          <table:table-cell office:value-type="string">
            <text:p>26 April</text:p>
          </table:table-cell>
          <table:table-cell table:number-columns-repeated="247"/>
        </table:table-row>
        <table:table-row table:style-name="ro1">
          <table:table-cell office:value-type="string">
            <text:p>menu//titles</text:p>
          </table:table-cell>
          <table:table-cell/>
          <table:table-cell office:value-type="string">
            <text:p>DNA Funkdafied Mix by Lasswell</text:p>
          </table:table-cell>
          <table:table-cell office:value-type="string">
            <text:p>m_10_06</text:p>
          </table:table-cell>
          <table:table-cell table:number-columns-repeated="2"/>
          <table:table-cell office:value-type="string">
            <text:p>menu_10_06.ogg</text:p>
          </table:table-cell>
          <table:table-cell/>
          <table:table-cell office:value-type="string">
            <text:p>26 April</text:p>
          </table:table-cell>
          <table:table-cell table:number-columns-repeated="247"/>
        </table:table-row>
        <table:table-row table:style-name="ro1">
          <table:table-cell office:value-type="string">
            <text:p>menu//titles</text:p>
          </table:table-cell>
          <table:table-cell/>
          <table:table-cell office:value-type="string">
            <text:p>Best Friend Remix by George Ellinas</text:p>
          </table:table-cell>
          <table:table-cell office:value-type="string">
            <text:p>m_10_07</text:p>
          </table:table-cell>
          <table:table-cell table:number-columns-repeated="2"/>
          <table:table-cell office:value-type="string">
            <text:p>menu_10_07.ogg</text:p>
          </table:table-cell>
          <table:table-cell/>
          <table:table-cell office:value-type="string">
            <text:p>26 April</text:p>
          </table:table-cell>
          <table:table-cell table:number-columns-repeated="247"/>
        </table:table-row>
        <table:table-row table:style-name="ro1">
          <table:table-cell office:value-type="string">
            <text:p>menu//titles</text:p>
          </table:table-cell>
          <table:table-cell/>
          <table:table-cell office:value-type="string">
            <text:p>Sleeping Alone by Loveshadow</text:p>
          </table:table-cell>
          <table:table-cell office:value-type="string">
            <text:p>m_10_08</text:p>
          </table:table-cell>
          <table:table-cell table:number-columns-repeated="2"/>
          <table:table-cell office:value-type="string">
            <text:p>menu_10_08.ogg</text:p>
          </table:table-cell>
          <table:table-cell/>
          <table:table-cell office:value-type="string">
            <text:p>26 April</text:p>
          </table:table-cell>
          <table:table-cell table:number-columns-repeated="247"/>
        </table:table-row>
        <table:table-row table:style-name="ro1">
          <table:table-cell office:value-type="string">
            <text:p>menu//titles</text:p>
          </table:table-cell>
          <table:table-cell/>
          <table:table-cell office:value-type="string">
            <text:p>The Sweetest Sin by Loveshadow</text:p>
          </table:table-cell>
          <table:table-cell office:value-type="string">
            <text:p>m_10_09</text:p>
          </table:table-cell>
          <table:table-cell table:number-columns-repeated="2"/>
          <table:table-cell office:value-type="string">
            <text:p>menu_10_09.ogg</text:p>
          </table:table-cell>
          <table:table-cell/>
          <table:table-cell office:value-type="string">
            <text:p>26 April</text:p>
          </table:table-cell>
          <table:table-cell table:number-columns-repeated="247"/>
        </table:table-row>
        <table:table-row table:style-name="ro2" table:number-rows-repeated="6542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8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6">04/26/2008</text:date>, <text:time>22:2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Jason Cisarano</meta:initial-creator>
    <meta:creation-date>2008-03-12T14:36:19</meta:creation-date>
    <dc:creator>Jason Cisarano</dc:creator>
    <dc:date>2008-04-26T22:28:20</dc:date>
    <meta:editing-cycles>47</meta:editing-cycles>
    <meta:editing-duration>P1DT8H27M29S</meta:editing-duration>
    <meta:user-defined meta:name="Info 1"/>
    <meta:user-defined meta:name="Info 2"/>
    <meta:user-defined meta:name="Info 3"/>
    <meta:user-defined meta:name="Info 4"/>
    <meta:document-statistic meta:table-count="3" meta:cell-count="532"/>
  </office:meta>
</office:document-meta>
</file>